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0000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</text:span><text:span text:style-name="T1">ום </text:span><text:span text:style-name="T1">וחוזי</text:span><text:span text:style-name="T1">ם </text:span><text:span text:style-name="T1">חכמי</text:span><text:span text:style-name="T1">ם</text:span><text:span text:style-name="T2"><text:line-break/></text:span><text:span text:style-name="T2">Ether</text:span><text:span text:style-name="T2">eum </text:span><text:span text:style-name="T2">and</text:span><text:span text:style-name="T2"><text:line-break/></text:span><text:span text:style-name="T2">Smar</text:span><text:span text:style-name="T2">t </text:span><text:span text:style-name="T2">Cont</text:span><text:span text:style-name="T2">racts</text:span><text:span text:style-name="T2"><text:line-break/></text:span><text:span text:style-name="T3"><text:line-break/></text:span><text:span text:style-name="T4">אראל </text:span><text:span text:style-name="T4">סגל-הלוי</text:span><text:span text:style-name="T4"><text:line-break/></text:span><text:span text:style-name="T4"/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8">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33</meta:editing-cycles>
    <dc:date>2018-06-08T08:52:02.110466247</dc:date>
    <meta:editing-duration>P7DT9H24M35S</meta:editing-duration>
    <meta:generator>LibreOffice/5.1.6.2$Linux_X86_64 LibreOffice_project/10m0$Build-2</meta:generator>
    <meta:document-statistic meta:object-count="5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